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5.59pt"/>
    </style:style>
    <style:style style:name="co2" style:family="table-column">
      <style:table-column-properties fo:break-before="auto" style:column-width="96.55pt"/>
    </style:style>
    <style:style style:name="co3" style:family="table-column">
      <style:table-column-properties fo:break-before="auto" style:column-width="14.26pt"/>
    </style:style>
    <style:style style:name="co4" style:family="table-column">
      <style:table-column-properties fo:break-before="auto" style:column-width="26.79pt"/>
    </style:style>
    <style:style style:name="co5" style:family="table-column">
      <style:table-column-properties fo:break-before="auto" style:column-width="27.55pt"/>
    </style:style>
    <style:style style:name="co6" style:family="table-column">
      <style:table-column-properties fo:break-before="auto" style:column-width="28.35pt"/>
    </style:style>
    <style:style style:name="co7" style:family="table-column">
      <style:table-column-properties fo:break-before="auto" style:column-width="29.14pt"/>
    </style:style>
    <style:style style:name="co8" style:family="table-column">
      <style:table-column-properties fo:break-before="auto" style:column-width="28.2pt"/>
    </style:style>
    <style:style style:name="co9" style:family="table-column">
      <style:table-column-properties fo:break-before="auto" style:column-width="99.5pt"/>
    </style:style>
    <style:style style:name="co10" style:family="table-column">
      <style:table-column-properties fo:break-before="auto" style:column-width="52.64pt"/>
    </style:style>
    <style:style style:name="co11" style:family="table-column">
      <style:table-column-properties fo:break-before="auto" style:column-width="60.29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22.11pt"/>
    </style:style>
    <style:style style:name="co14" style:family="table-column">
      <style:table-column-properties fo:break-before="auto" style:column-width="25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123"/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12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3</text:p>
          </table:table-cell>
          <table:table-cell table:style-name="ce2" office:value-type="string" calcext:value-type="string">
            <text:p>H1</text:p>
          </table:table-cell>
          <table:table-cell table:style-name="ce2" office:value-type="string" calcext:value-type="string">
            <text:p>H2</text:p>
          </table:table-cell>
          <table:table-cell table:style-name="ce2" office:value-type="string" calcext:value-type="string">
            <text:p>H3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inary</text:p>
          </table:table-cell>
          <table:table-cell office:value-type="string" calcext:value-type="string">
            <text:p>he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tartup &amp; shutdown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2:.J2])" office:value-type="string" office:string-value="00000000" calcext:value-type="string">
            <text:p>00000000</text:p>
          </table:table-cell>
          <table:table-cell table:formula="of:=BIN2HEX([.M2])" office:value-type="string" office:string-value="0" calcext:value-type="string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t T / opt 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3:.J3])" office:value-type="string" office:string-value="01001000" calcext:value-type="string">
            <text:p>01001000</text:p>
          </table:table-cell>
          <table:table-cell table:formula="of:=BIN2HEX([.M3])" office:value-type="string" office:string-value="48" calcext:value-type="string">
            <text:p>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1 T / opt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4:.J4])" office:value-type="string" office:string-value="00101000" calcext:value-type="string">
            <text:p>00101000</text:p>
          </table:table-cell>
          <table:table-cell table:formula="of:=BIN2HEX([.M4])" office:value-type="string" office:string-value="28" calcext:value-type="string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2 T / opt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5:.J5])" office:value-type="string" office:string-value="00011001" calcext:value-type="string">
            <text:p>00011001</text:p>
          </table:table-cell>
          <table:table-cell table:formula="of:=BIN2HEX([.M5])" office:value-type="string" office:string-value="19" calcext:value-type="string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t T / out1 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6:.J6])" office:value-type="string" office:string-value="01000100" calcext:value-type="string">
            <text:p>01000100</text:p>
          </table:table-cell>
          <table:table-cell table:formula="of:=BIN2HEX([.M6])" office:value-type="string" office:string-value="44" calcext:value-type="string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1 T / out1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7:.J7])" office:value-type="string" office:string-value="00100100" calcext:value-type="string">
            <text:p>00100100</text:p>
          </table:table-cell>
          <table:table-cell table:formula="of:=BIN2HEX([.M7])" office:value-type="string" office:string-value="24" calcext:value-type="string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2 T / out1 H + 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8:.J8])" office:value-type="string" office:string-value="00010101" calcext:value-type="string">
            <text:p>00010101</text:p>
          </table:table-cell>
          <table:table-cell table:formula="of:=BIN2HEX([.M8])" office:value-type="string" office:string-value="15" calcext:value-type="string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pt T / out2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9:.J9])" office:value-type="string" office:string-value="01000011" calcext:value-type="string">
            <text:p>01000011</text:p>
          </table:table-cell>
          <table:table-cell table:formula="of:=BIN2HEX([.M9])" office:value-type="string" office:string-value="43" calcext:value-type="string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1 T / out2 H + 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10:.J10])" office:value-type="string" office:string-value="00100011" calcext:value-type="string">
            <text:p>00100011</text:p>
          </table:table-cell>
          <table:table-cell table:formula="of:=BIN2HEX([.M10])" office:value-type="string" office:string-value="23" calcext:value-type="string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2 T / out2 H + B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11:.J11])" office:value-type="string" office:string-value="00010011" calcext:value-type="string">
            <text:p>00010011</text:p>
          </table:table-cell>
          <table:table-cell table:formula="of:=BIN2HEX([.M11])" office:value-type="string" office:string-value="13" calcext:value-type="string">
            <text:p>13</text:p>
          </table:table-cell>
          <table:table-cell table:number-columns-repeated="4"/>
        </table:table-row>
        <table:table-row table:style-name="ro1" table:number-rows-repeated="4">
          <table:table-cell table:number-columns-repeated="12"/>
          <table:table-cell table:style-name="ce3"/>
          <table:table-cell table:number-columns-repeated="5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TR1</text:p>
          </table:table-cell>
          <table:table-cell table:style-name="ce2" office:value-type="string" calcext:value-type="string">
            <text:p>TG2</text:p>
          </table:table-cell>
          <table:table-cell table:style-name="ce2" office:value-type="string" calcext:value-type="string">
            <text:p>TB3</text:p>
          </table:table-cell>
          <table:table-cell table:style-name="ce2" office:value-type="string" calcext:value-type="string">
            <text:p>HR1</text:p>
          </table:table-cell>
          <table:table-cell table:style-name="ce2" office:value-type="string" calcext:value-type="string">
            <text:p>HG2</text:p>
          </table:table-cell>
          <table:table-cell table:style-name="ce2" office:value-type="string" calcext:value-type="string">
            <text:p>HB3</text:p>
          </table:table-cell>
          <table:table-cell table:style-name="ce2" office:value-type="string" calcext:value-type="string">
            <text:p>B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startup &amp; shutdown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2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17:.J17])" office:value-type="string" office:string-value="00000000" calcext:value-type="string">
            <text:p>00000000</text:p>
          </table:table-cell>
          <table:table-cell table:formula="of:=BIN2HEX([.M17])" office:value-type="string" office:string-value="0" calcext:value-type="string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 T / opt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18:.J18])" office:value-type="string" office:string-value="00100100" calcext:value-type="string">
            <text:p>00100100</text:p>
          </table:table-cell>
          <table:table-cell table:formula="of:=BIN2HEX([.M18])" office:value-type="string" office:string-value="24" calcext:value-type="string">
            <text:p>2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1 T / opt 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19:.J19])" office:value-type="string" office:string-value="00010100" calcext:value-type="string">
            <text:p>00010100</text:p>
          </table:table-cell>
          <table:table-cell table:formula="of:=BIN2HEX([.M19])" office:value-type="string" office:string-value="14" calcext:value-type="string">
            <text:p>1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2 T / opt 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20:.J20])" office:value-type="string" office:string-value="01100100" calcext:value-type="string">
            <text:p>01100100</text:p>
          </table:table-cell>
          <table:table-cell table:formula="of:=BIN2HEX([.M20])" office:value-type="string" office:string-value="64" calcext:value-type="string">
            <text:p>64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3 T / opt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21:.J21])" office:value-type="string" office:string-value="01000101" calcext:value-type="string">
            <text:p>01000101</text:p>
          </table:table-cell>
          <table:table-cell table:formula="of:=BIN2HEX([.M21])" office:value-type="string" office:string-value="45" calcext:value-type="string">
            <text:p>4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t T / out1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22:.J22])" office:value-type="string" office:string-value="00100010" calcext:value-type="string">
            <text:p>00100010</text:p>
          </table:table-cell>
          <table:table-cell table:formula="of:=BIN2HEX([.M22])" office:value-type="string" office:string-value="22" calcext:value-type="string">
            <text:p>2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1 T / out1 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23:.J23])" office:value-type="string" office:string-value="00010010" calcext:value-type="string">
            <text:p>00010010</text:p>
          </table:table-cell>
          <table:table-cell table:formula="of:=BIN2HEX([.M23])" office:value-type="string" office:string-value="12" calcext:value-type="string">
            <text:p>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2 T / out1 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24:.J24])" office:value-type="string" office:string-value="01100010" calcext:value-type="string">
            <text:p>01100010</text:p>
          </table:table-cell>
          <table:table-cell table:formula="of:=BIN2HEX([.M24])" office:value-type="string" office:string-value="62" calcext:value-type="string">
            <text:p>62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3 T / out1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25:.J25])" office:value-type="string" office:string-value="01000011" calcext:value-type="string">
            <text:p>01000011</text:p>
          </table:table-cell>
          <table:table-cell table:formula="of:=BIN2HEX([.M25])" office:value-type="string" office:string-value="43" calcext:value-type="string">
            <text:p>43</text:p>
          </table:table-cell>
          <table:table-cell table:number-columns-repeated="2"/>
          <table:table-cell office:value-type="string" calcext:value-type="string">
            <text:p>led</text:p>
          </table:table-cell>
          <table:table-cell office:value-type="string" calcext:value-type="string">
            <text:p>he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t T / out2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26:.J26])" office:value-type="string" office:string-value="00101100" calcext:value-type="string">
            <text:p>00101100</text:p>
          </table:table-cell>
          <table:table-cell table:formula="of:=BIN2HEX([.M26])" office:value-type="string" office:string-value="2C" calcext:value-type="string">
            <text:p>2C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1 T / out2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27:.J27])" office:value-type="string" office:string-value="00011100" calcext:value-type="string">
            <text:p>00011100</text:p>
          </table:table-cell>
          <table:table-cell table:formula="of:=BIN2HEX([.M27])" office:value-type="string" office:string-value="1C" calcext:value-type="string">
            <text:p>1C</text:p>
          </table:table-cell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t2 T / out2 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3" table:formula="of:=COM.MICROSOFT.CONCAT([.C28:.J28])" office:value-type="string" office:string-value="01101100" calcext:value-type="string">
            <text:p>01101100</text:p>
          </table:table-cell>
          <table:table-cell table:formula="of:=BIN2HEX([.M28])" office:value-type="string" office:string-value="6C" calcext:value-type="string">
            <text:p>6C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ut3 T / out2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29:.J29])" office:value-type="string" office:string-value="01001101" calcext:value-type="string">
            <text:p>01001101</text:p>
          </table:table-cell>
          <table:table-cell table:formula="of:=BIN2HEX([.M29])" office:value-type="string" office:string-value="4D" calcext:value-type="string">
            <text:p>4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t T / out3 H + 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30:.J30])" office:value-type="string" office:string-value="00101001" calcext:value-type="string">
            <text:p>00101001</text:p>
          </table:table-cell>
          <table:table-cell table:formula="of:=BIN2HEX([.M30])" office:value-type="string" office:string-value="29" calcext:value-type="string">
            <text:p>29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ut1 T / out3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31:.J31])" office:value-type="string" office:string-value="00011001" calcext:value-type="string">
            <text:p>00011001</text:p>
          </table:table-cell>
          <table:table-cell table:formula="of:=BIN2HEX([.M31])" office:value-type="string" office:string-value="19" calcext:value-type="string">
            <text:p>19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ut2 T / out3 H + 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32:.J32])" office:value-type="string" office:string-value="01101001" calcext:value-type="string">
            <text:p>01101001</text:p>
          </table:table-cell>
          <table:table-cell table:formula="of:=BIN2HEX([.M32])" office:value-type="string" office:string-value="69" calcext:value-type="string">
            <text:p>6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3 T / out3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33:.J33])" office:value-type="string" office:string-value="01001001" calcext:value-type="string">
            <text:p>01001001</text:p>
          </table:table-cell>
          <table:table-cell table:formula="of:=BIN2HEX([.M33])" office:value-type="string" office:string-value="49" calcext:value-type="string">
            <text:p>49</text:p>
          </table:table-cell>
          <table:table-cell/>
          <table:table-cell office:value-type="float" office:value="1000000" calcext:value-type="float">
            <text:p>1000000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5"/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ne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# when GPIO.HIGH is default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G</text:p>
          </table:table-cell>
          <table:table-cell table:style-name="ce2" office:value-type="string" calcext:value-type="string">
            <text:p>TB</text:p>
          </table:table-cell>
          <table:table-cell table:style-name="ce2" office:value-type="string" calcext:value-type="string">
            <text:p>HB</text:p>
          </table:table-cell>
          <table:table-cell table:style-name="ce2" office:value-type="string" calcext:value-type="string">
            <text:p>HG</text:p>
          </table:table-cell>
          <table:table-cell table:style-name="ce2" office:value-type="string" calcext:value-type="string">
            <text:p>HR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up &amp; shutdown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39:.J39])" office:value-type="string" office:string-value="00111111" calcext:value-type="string">
            <text:p>00111111</text:p>
          </table:table-cell>
          <table:table-cell table:formula="of:=BIN2HEX([.M39])" office:value-type="string" office:string-value="3F" calcext:value-type="string">
            <text:p>3F</text:p>
          </table:table-cell>
          <table:table-cell table:formula="of:=HEX2DEC([.N39]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 T / opt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een/green</text:p>
          </table:table-cell>
          <table:table-cell table:style-name="ce3" table:formula="of:=COM.MICROSOFT.CONCAT([.C40:.J40])" office:value-type="string" office:string-value="00101101" calcext:value-type="string">
            <text:p>00101101</text:p>
          </table:table-cell>
          <table:table-cell table:formula="of:=BIN2HEX([.M40])" office:value-type="string" office:string-value="2D" calcext:value-type="string">
            <text:p>2D</text:p>
          </table:table-cell>
          <table:table-cell table:formula="of:=HEX2DEC([.N40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1 T / opt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ue/green</text:p>
          </table:table-cell>
          <table:table-cell table:style-name="ce3" table:formula="of:=COM.MICROSOFT.CONCAT([.C41:.J41])" office:value-type="string" office:string-value="00110101" calcext:value-type="string">
            <text:p>00110101</text:p>
          </table:table-cell>
          <table:table-cell table:formula="of:=BIN2HEX([.M41])" office:value-type="string" office:string-value="35" calcext:value-type="string">
            <text:p>35</text:p>
          </table:table-cell>
          <table:table-cell table:formula="of:=HEX2DEC([.N41]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2 T / opt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/green</text:p>
          </table:table-cell>
          <table:table-cell table:style-name="ce3" table:formula="of:=COM.MICROSOFT.CONCAT([.C42:.J42])" office:value-type="string" office:string-value="00011101" calcext:value-type="string">
            <text:p>00011101</text:p>
          </table:table-cell>
          <table:table-cell table:formula="of:=BIN2HEX([.M42])" office:value-type="string" office:string-value="1D" calcext:value-type="string">
            <text:p>1D</text:p>
          </table:table-cell>
          <table:table-cell table:formula="of:=HEX2DEC([.N42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3 T / opt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_B/green</text:p>
          </table:table-cell>
          <table:table-cell table:style-name="ce3" table:formula="of:=COM.MICROSOFT.CONCAT([.C43:.J43])" office:value-type="string" office:string-value="01011101" calcext:value-type="string">
            <text:p>01011101</text:p>
          </table:table-cell>
          <table:table-cell table:formula="of:=BIN2HEX([.M43])" office:value-type="string" office:string-value="5D" calcext:value-type="string">
            <text:p>5D</text:p>
          </table:table-cell>
          <table:table-cell table:formula="of:=HEX2DEC([.N43]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t T / out1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reen/blue</text:p>
          </table:table-cell>
          <table:table-cell table:style-name="ce3" table:formula="of:=COM.MICROSOFT.CONCAT([.C44:.J44])" office:value-type="string" office:string-value="00101011" calcext:value-type="string">
            <text:p>00101011</text:p>
          </table:table-cell>
          <table:table-cell table:formula="of:=BIN2HEX([.M44])" office:value-type="string" office:string-value="2B" calcext:value-type="string">
            <text:p>2B</text:p>
          </table:table-cell>
          <table:table-cell table:formula="of:=HEX2DEC([.N44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1 T / out1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lue/blue</text:p>
          </table:table-cell>
          <table:table-cell table:style-name="ce3" table:formula="of:=COM.MICROSOFT.CONCAT([.C45:.J45])" office:value-type="string" office:string-value="00110011" calcext:value-type="string">
            <text:p>00110011</text:p>
          </table:table-cell>
          <table:table-cell table:formula="of:=BIN2HEX([.M45])" office:value-type="string" office:string-value="33" calcext:value-type="string">
            <text:p>33</text:p>
          </table:table-cell>
          <table:table-cell table:formula="of:=HEX2DEC([.N45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2 T / out1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d/blue</text:p>
          </table:table-cell>
          <table:table-cell table:style-name="ce3" table:formula="of:=COM.MICROSOFT.CONCAT([.C46:.J46])" office:value-type="string" office:string-value="00011011" calcext:value-type="string">
            <text:p>00011011</text:p>
          </table:table-cell>
          <table:table-cell table:formula="of:=BIN2HEX([.M46])" office:value-type="string" office:string-value="1B" calcext:value-type="string">
            <text:p>1B</text:p>
          </table:table-cell>
          <table:table-cell table:formula="of:=HEX2DEC([.N46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3 T / out1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d_B/blue</text:p>
          </table:table-cell>
          <table:table-cell table:style-name="ce3" table:formula="of:=COM.MICROSOFT.CONCAT([.C47:.J47])" office:value-type="string" office:string-value="01011011" calcext:value-type="string">
            <text:p>01011011</text:p>
          </table:table-cell>
          <table:table-cell table:formula="of:=BIN2HEX([.M47])" office:value-type="string" office:string-value="5B" calcext:value-type="string">
            <text:p>5B</text:p>
          </table:table-cell>
          <table:table-cell table:formula="of:=HEX2DEC([.N47]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t T / out2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een/red</text:p>
          </table:table-cell>
          <table:table-cell table:style-name="ce3" table:formula="of:=COM.MICROSOFT.CONCAT([.C48:.J48])" office:value-type="string" office:string-value="00101110" calcext:value-type="string">
            <text:p>00101110</text:p>
          </table:table-cell>
          <table:table-cell table:formula="of:=BIN2HEX([.M48])" office:value-type="string" office:string-value="2E" calcext:value-type="string">
            <text:p>2E</text:p>
          </table:table-cell>
          <table:table-cell table:formula="of:=HEX2DEC([.N48]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1 T / out2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ue/red</text:p>
          </table:table-cell>
          <table:table-cell table:style-name="ce3" table:formula="of:=COM.MICROSOFT.CONCAT([.C49:.J49])" office:value-type="string" office:string-value="00110110" calcext:value-type="string">
            <text:p>00110110</text:p>
          </table:table-cell>
          <table:table-cell table:formula="of:=BIN2HEX([.M49])" office:value-type="string" office:string-value="36" calcext:value-type="string">
            <text:p>36</text:p>
          </table:table-cell>
          <table:table-cell table:formula="of:=HEX2DEC([.N49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t2 T / out2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/red</text:p>
          </table:table-cell>
          <table:table-cell table:style-name="ce3" table:formula="of:=COM.MICROSOFT.CONCAT([.C50:.J50])" office:value-type="string" office:string-value="00011110" calcext:value-type="string">
            <text:p>00011110</text:p>
          </table:table-cell>
          <table:table-cell table:formula="of:=BIN2HEX([.M50])" office:value-type="string" office:string-value="1E" calcext:value-type="string">
            <text:p>1E</text:p>
          </table:table-cell>
          <table:table-cell table:formula="of:=HEX2DEC([.N50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ut3 T / out2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_B/red</text:p>
          </table:table-cell>
          <table:table-cell table:style-name="ce3" table:formula="of:=COM.MICROSOFT.CONCAT([.C51:.J51])" office:value-type="string" office:string-value="01011110" calcext:value-type="string">
            <text:p>01011110</text:p>
          </table:table-cell>
          <table:table-cell table:formula="of:=BIN2HEX([.M51])" office:value-type="string" office:string-value="5E" calcext:value-type="string">
            <text:p>5E</text:p>
          </table:table-cell>
          <table:table-cell table:formula="of:=HEX2DEC([.N51]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t T / out3 H + B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een/red_B</text:p>
          </table:table-cell>
          <table:table-cell table:style-name="ce3" table:formula="of:=COM.MICROSOFT.CONCAT([.C52:.J52])" office:value-type="string" office:string-value="01101110" calcext:value-type="string">
            <text:p>01101110</text:p>
          </table:table-cell>
          <table:table-cell table:formula="of:=BIN2HEX([.M52])" office:value-type="string" office:string-value="6E" calcext:value-type="string">
            <text:p>6E</text:p>
          </table:table-cell>
          <table:table-cell table:formula="of:=HEX2DEC([.N52]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ut1 T / out3 H + B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ue/red_B</text:p>
          </table:table-cell>
          <table:table-cell table:style-name="ce3" table:formula="of:=COM.MICROSOFT.CONCAT([.C53:.J53])" office:value-type="string" office:string-value="01110110" calcext:value-type="string">
            <text:p>01110110</text:p>
          </table:table-cell>
          <table:table-cell table:formula="of:=BIN2HEX([.M53])" office:value-type="string" office:string-value="76" calcext:value-type="string">
            <text:p>76</text:p>
          </table:table-cell>
          <table:table-cell table:formula="of:=HEX2DEC([.N53]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ut2 T / out3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/red_B</text:p>
          </table:table-cell>
          <table:table-cell table:style-name="ce3" table:formula="of:=COM.MICROSOFT.CONCAT([.C54:.J54])" office:value-type="string" office:string-value="01011110" calcext:value-type="string">
            <text:p>01011110</text:p>
          </table:table-cell>
          <table:table-cell table:formula="of:=BIN2HEX([.M54])" office:value-type="string" office:string-value="5E" calcext:value-type="string">
            <text:p>5E</text:p>
          </table:table-cell>
          <table:table-cell table:formula="of:=HEX2DEC([.N54]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3 T / out3 H + 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_B/red_B</text:p>
          </table:table-cell>
          <table:table-cell table:style-name="ce3" table:formula="of:=COM.MICROSOFT.CONCAT([.C55:.J55])" office:value-type="string" office:string-value="01011110" calcext:value-type="string">
            <text:p>01011110</text:p>
          </table:table-cell>
          <table:table-cell table:formula="of:=BIN2HEX([.M55])" office:value-type="string" office:string-value="5E" calcext:value-type="string">
            <text:p>5E</text:p>
          </table:table-cell>
          <table:table-cell table:formula="of:=HEX2DEC([.N55]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TESTMODE w/o buzze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TR</text:p>
          </table:table-cell>
          <table:table-cell table:style-name="ce2" office:value-type="string" calcext:value-type="string">
            <text:p>TG</text:p>
          </table:table-cell>
          <table:table-cell table:style-name="ce2" office:value-type="string" calcext:value-type="string">
            <text:p>TB</text:p>
          </table:table-cell>
          <table:table-cell table:style-name="ce2" office:value-type="string" calcext:value-type="string">
            <text:p>HB</text:p>
          </table:table-cell>
          <table:table-cell table:style-name="ce2" office:value-type="string" calcext:value-type="string">
            <text:p>HG</text:p>
          </table:table-cell>
          <table:table-cell table:style-name="ce2" office:value-type="string" calcext:value-type="string">
            <text:p>HR</text:p>
          </table:table-cell>
          <table:table-cell table:number-columns-repeated="2"/>
          <table:table-cell table:style-name="ce3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tartup &amp; shutdown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" table:style-name="ce2" office:value-type="float" office:value="1" calcext:value-type="float">
            <text:p>1</text:p>
          </table:table-cell>
          <table:table-cell table:number-columns-repeated="2"/>
          <table:table-cell table:style-name="ce3" table:formula="of:=COM.MICROSOFT.CONCAT([.C59:.J59])" office:value-type="string" office:string-value="00111111" calcext:value-type="string">
            <text:p>00111111</text:p>
          </table:table-cell>
          <table:table-cell table:formula="of:=BIN2HEX([.M59])" office:value-type="string" office:string-value="3F" calcext:value-type="string">
            <text:p>3F</text:p>
          </table:table-cell>
          <table:table-cell table:formula="of:=HEX2DEC([.N59]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t T / opt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reen/green</text:p>
          </table:table-cell>
          <table:table-cell table:style-name="ce3" table:formula="of:=COM.MICROSOFT.CONCAT([.C60:.J60])" office:value-type="string" office:string-value="00101101" calcext:value-type="string">
            <text:p>00101101</text:p>
          </table:table-cell>
          <table:table-cell table:formula="of:=BIN2HEX([.M60])" office:value-type="string" office:string-value="2D" calcext:value-type="string">
            <text:p>2D</text:p>
          </table:table-cell>
          <table:table-cell table:formula="of:=HEX2DEC([.N60]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ut1 T / opt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lue/green</text:p>
          </table:table-cell>
          <table:table-cell table:style-name="ce3" table:formula="of:=COM.MICROSOFT.CONCAT([.C61:.J61])" office:value-type="string" office:string-value="00110101" calcext:value-type="string">
            <text:p>00110101</text:p>
          </table:table-cell>
          <table:table-cell table:formula="of:=BIN2HEX([.M61])" office:value-type="string" office:string-value="35" calcext:value-type="string">
            <text:p>35</text:p>
          </table:table-cell>
          <table:table-cell table:formula="of:=HEX2DEC([.N61]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2 T / opt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/green</text:p>
          </table:table-cell>
          <table:table-cell table:style-name="ce3" table:formula="of:=COM.MICROSOFT.CONCAT([.C62:.J62])" office:value-type="string" office:string-value="00011101" calcext:value-type="string">
            <text:p>00011101</text:p>
          </table:table-cell>
          <table:table-cell table:formula="of:=BIN2HEX([.M62])" office:value-type="string" office:string-value="1D" calcext:value-type="string">
            <text:p>1D</text:p>
          </table:table-cell>
          <table:table-cell table:formula="of:=HEX2DEC([.N62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3 T / opt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ed_B/green</text:p>
          </table:table-cell>
          <table:table-cell table:style-name="ce3" table:formula="of:=COM.MICROSOFT.CONCAT([.C63:.J63])" office:value-type="string" office:string-value="00011101" calcext:value-type="string">
            <text:p>00011101</text:p>
          </table:table-cell>
          <table:table-cell table:formula="of:=BIN2HEX([.M63])" office:value-type="string" office:string-value="1D" calcext:value-type="string">
            <text:p>1D</text:p>
          </table:table-cell>
          <table:table-cell table:formula="of:=HEX2DEC([.N6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pt T / out1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green/blue</text:p>
          </table:table-cell>
          <table:table-cell table:style-name="ce3" table:formula="of:=COM.MICROSOFT.CONCAT([.C64:.J64])" office:value-type="string" office:string-value="00101011" calcext:value-type="string">
            <text:p>00101011</text:p>
          </table:table-cell>
          <table:table-cell table:formula="of:=BIN2HEX([.M64])" office:value-type="string" office:string-value="2B" calcext:value-type="string">
            <text:p>2B</text:p>
          </table:table-cell>
          <table:table-cell table:formula="of:=HEX2DEC([.N64]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1 T / out1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lue/blue</text:p>
          </table:table-cell>
          <table:table-cell table:style-name="ce3" table:formula="of:=COM.MICROSOFT.CONCAT([.C65:.J65])" office:value-type="string" office:string-value="00110011" calcext:value-type="string">
            <text:p>00110011</text:p>
          </table:table-cell>
          <table:table-cell table:formula="of:=BIN2HEX([.M65])" office:value-type="string" office:string-value="33" calcext:value-type="string">
            <text:p>33</text:p>
          </table:table-cell>
          <table:table-cell table:formula="of:=HEX2DEC([.N65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ut2 T / out1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d/blue</text:p>
          </table:table-cell>
          <table:table-cell table:style-name="ce3" table:formula="of:=COM.MICROSOFT.CONCAT([.C66:.J66])" office:value-type="string" office:string-value="00011011" calcext:value-type="string">
            <text:p>00011011</text:p>
          </table:table-cell>
          <table:table-cell table:formula="of:=BIN2HEX([.M66])" office:value-type="string" office:string-value="1B" calcext:value-type="string">
            <text:p>1B</text:p>
          </table:table-cell>
          <table:table-cell table:formula="of:=HEX2DEC([.N66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ut3 T / out1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red_B/blue</text:p>
          </table:table-cell>
          <table:table-cell table:style-name="ce3" table:formula="of:=COM.MICROSOFT.CONCAT([.C67:.J67])" office:value-type="string" office:string-value="00011011" calcext:value-type="string">
            <text:p>00011011</text:p>
          </table:table-cell>
          <table:table-cell table:formula="of:=BIN2HEX([.M67])" office:value-type="string" office:string-value="1B" calcext:value-type="string">
            <text:p>1B</text:p>
          </table:table-cell>
          <table:table-cell table:formula="of:=HEX2DEC([.N67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pt T / out2 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een/red</text:p>
          </table:table-cell>
          <table:table-cell table:style-name="ce3" table:formula="of:=COM.MICROSOFT.CONCAT([.C68:.J68])" office:value-type="string" office:string-value="00101110" calcext:value-type="string">
            <text:p>00101110</text:p>
          </table:table-cell>
          <table:table-cell table:formula="of:=BIN2HEX([.M68])" office:value-type="string" office:string-value="2E" calcext:value-type="string">
            <text:p>2E</text:p>
          </table:table-cell>
          <table:table-cell table:formula="of:=HEX2DEC([.N68]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ut1 T / out2 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ue/red</text:p>
          </table:table-cell>
          <table:table-cell table:style-name="ce3" table:formula="of:=COM.MICROSOFT.CONCAT([.C69:.J69])" office:value-type="string" office:string-value="00110110" calcext:value-type="string">
            <text:p>00110110</text:p>
          </table:table-cell>
          <table:table-cell table:formula="of:=BIN2HEX([.M69])" office:value-type="string" office:string-value="36" calcext:value-type="string">
            <text:p>36</text:p>
          </table:table-cell>
          <table:table-cell table:formula="of:=HEX2DEC([.N69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ut2 T / out2 H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/red</text:p>
          </table:table-cell>
          <table:table-cell table:style-name="ce3" table:formula="of:=COM.MICROSOFT.CONCAT([.C70:.J70])" office:value-type="string" office:string-value="00011110" calcext:value-type="string">
            <text:p>00011110</text:p>
          </table:table-cell>
          <table:table-cell table:formula="of:=BIN2HEX([.M70])" office:value-type="string" office:string-value="1E" calcext:value-type="string">
            <text:p>1E</text:p>
          </table:table-cell>
          <table:table-cell table:formula="of:=HEX2DEC([.N70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ut3 T / out2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_B/red</text:p>
          </table:table-cell>
          <table:table-cell table:style-name="ce3" table:formula="of:=COM.MICROSOFT.CONCAT([.C71:.J71])" office:value-type="string" office:string-value="00011110" calcext:value-type="string">
            <text:p>00011110</text:p>
          </table:table-cell>
          <table:table-cell table:formula="of:=BIN2HEX([.M71])" office:value-type="string" office:string-value="1E" calcext:value-type="string">
            <text:p>1E</text:p>
          </table:table-cell>
          <table:table-cell table:formula="of:=HEX2DEC([.N71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pt T / out3 H + 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reen/red_B</text:p>
          </table:table-cell>
          <table:table-cell table:style-name="ce3" table:formula="of:=COM.MICROSOFT.CONCAT([.C72:.J72])" office:value-type="string" office:string-value="00101110" calcext:value-type="string">
            <text:p>00101110</text:p>
          </table:table-cell>
          <table:table-cell table:formula="of:=BIN2HEX([.M72])" office:value-type="string" office:string-value="2E" calcext:value-type="string">
            <text:p>2E</text:p>
          </table:table-cell>
          <table:table-cell table:formula="of:=HEX2DEC([.N72]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ut1 T / out3 H + 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lue/red_B</text:p>
          </table:table-cell>
          <table:table-cell table:style-name="ce3" table:formula="of:=COM.MICROSOFT.CONCAT([.C73:.J73])" office:value-type="string" office:string-value="00110110" calcext:value-type="string">
            <text:p>00110110</text:p>
          </table:table-cell>
          <table:table-cell table:formula="of:=BIN2HEX([.M73])" office:value-type="string" office:string-value="36" calcext:value-type="string">
            <text:p>36</text:p>
          </table:table-cell>
          <table:table-cell table:formula="of:=HEX2DEC([.N73]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ut2 T / out3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/red_B</text:p>
          </table:table-cell>
          <table:table-cell table:style-name="ce3" table:formula="of:=COM.MICROSOFT.CONCAT([.C74:.J74])" office:value-type="string" office:string-value="00011110" calcext:value-type="string">
            <text:p>00011110</text:p>
          </table:table-cell>
          <table:table-cell table:formula="of:=BIN2HEX([.M74])" office:value-type="string" office:string-value="1E" calcext:value-type="string">
            <text:p>1E</text:p>
          </table:table-cell>
          <table:table-cell table:formula="of:=HEX2DEC([.N74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ut3 T / out3 H + 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d_B/red_B</text:p>
          </table:table-cell>
          <table:table-cell table:style-name="ce3" table:formula="of:=COM.MICROSOFT.CONCAT([.C75:.J75])" office:value-type="string" office:string-value="00011110" calcext:value-type="string">
            <text:p>00011110</text:p>
          </table:table-cell>
          <table:table-cell table:formula="of:=BIN2HEX([.M75])" office:value-type="string" office:string-value="1E" calcext:value-type="string">
            <text:p>1E</text:p>
          </table:table-cell>
          <table:table-cell table:formula="of:=HEX2DEC([.N75])" office:value-type="float" office:value="30" calcext:value-type="float">
            <text:p>30</text:p>
          </table:table-cell>
          <table:table-cell table:number-columns-repeated="3"/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7"/>
    </number:number-style>
    <number:number-style style:name="N123">
      <number:number number:decimal-places="0" loext:min-decimal-places="0" number:min-integer-digits="8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5">00/00/0000</text:date>, <text:time style:data-style-name="N2" text:time-value="18:18:08.8925625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7:47:16.079679337</meta:creation-date>
    <dc:date>2020-01-15T18:18:29.829674948</dc:date>
    <meta:editing-duration>PT5H2M44S</meta:editing-duration>
    <meta:editing-cycles>19</meta:editing-cycles>
    <meta:generator>LibreOffice/5.2.7.2$Linux_ARM_EABI LibreOffice_project/20m0$Build-2</meta:generator>
    <meta:document-statistic meta:table-count="1" meta:cell-count="853" meta:object-count="0"/>
  </office:meta>
</office:document-meta>
</file>